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667in" style:rel-column-width="4416*"/>
    </style:style>
    <style:style style:name="Table1.B" style:family="table-column">
      <style:table-column-properties style:column-width="0.5507in" style:rel-column-width="5211*"/>
    </style:style>
    <style:style style:name="Table1.C" style:family="table-column">
      <style:table-column-properties style:column-width="2.8847in" style:rel-column-width="27299*"/>
    </style:style>
    <style:style style:name="Table1.D" style:family="table-column">
      <style:table-column-properties style:column-width="2.1271in" style:rel-column-width="20129*"/>
    </style:style>
    <style:style style:name="Table1.E" style:family="table-column">
      <style:table-column-properties style:column-width="0.8958in" style:rel-column-width="8480*"/>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Courier New" fo:font-size="10pt" style:font-size-asian="10pt" style:font-size-complex="10pt"/>
    </style:style>
    <style:style style:name="P2" style:family="paragraph" style:parent-style-name="Table_20_Contents">
      <style:text-properties style:font-name="Verdana" fo:font-size="10pt" style:font-size-asian="10pt" style:font-size-complex="10pt"/>
    </style:style>
    <style:style style:name="P3" style:family="paragraph" style:parent-style-name="Preformatted_20_Text">
      <style:paragraph-properties fo:margin-top="0in" fo:margin-bottom="0.1965in"/>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perl sample I created works with csv files and databases. <text:s/>It requires the DBD::SQLite module available from cpan (http://search.cpan.org/~adamk/DBD-SQLite-1.37/lib/DBD/SQLite.pm).</text:p>
      <text:p text:style-name="Text_20_body"/>
      <text:p text:style-name="Text_20_body">CSV Data Introduction</text:p>
      <text:p text:style-name="Text_20_body">Below is an ordinary data tabl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Year</text:p>
          </table:table-cell>
          <table:table-cell table:style-name="Table1.A1" office:value-type="string">
            <text:p text:style-name="P2">Make</text:p>
          </table:table-cell>
          <table:table-cell table:style-name="Table1.A1" office:value-type="string">
            <text:p text:style-name="P2">Model</text:p>
          </table:table-cell>
          <table:table-cell table:style-name="Table1.A1" office:value-type="string">
            <text:p text:style-name="P2">Description</text:p>
          </table:table-cell>
          <table:table-cell table:style-name="Table1.E1" office:value-type="string">
            <text:p text:style-name="P2">Price</text:p>
          </table:table-cell>
        </table:table-row>
        <table:table-row>
          <table:table-cell table:style-name="Table1.A2" office:value-type="float" office:value="1997">
            <text:p text:style-name="P2">1997</text:p>
          </table:table-cell>
          <table:table-cell table:style-name="Table1.B2" office:value-type="string">
            <text:p text:style-name="P2">Ford</text:p>
          </table:table-cell>
          <table:table-cell table:style-name="Table1.B2" office:value-type="string">
            <text:p text:style-name="P2">E350</text:p>
          </table:table-cell>
          <table:table-cell table:style-name="Table1.B2" office:value-type="string">
            <text:p text:style-name="P2">ac, abs, moon</text:p>
          </table:table-cell>
          <table:table-cell table:style-name="Table1.E2" office:value-type="string">
            <text:p text:style-name="P2">3034.00</text:p>
          </table:table-cell>
        </table:table-row>
        <table:table-row>
          <table:table-cell table:style-name="Table1.A2" office:value-type="float" office:value="1999">
            <text:p text:style-name="P2">1999</text:p>
          </table:table-cell>
          <table:table-cell table:style-name="Table1.B2" office:value-type="string">
            <text:p text:style-name="P2">Chevy</text:p>
          </table:table-cell>
          <table:table-cell table:style-name="Table1.B2" office:value-type="string">
            <text:p text:style-name="P2">Venture “Extended Edition”</text:p>
          </table:table-cell>
          <table:table-cell table:style-name="Table1.B2" office:value-type="string">
            <text:p text:style-name="P2"/>
          </table:table-cell>
          <table:table-cell table:style-name="Table1.E2" office:value-type="string">
            <text:p text:style-name="P2">1249.00</text:p>
          </table:table-cell>
        </table:table-row>
        <table:table-row>
          <table:table-cell table:style-name="Table1.A2" office:value-type="float" office:value="1999">
            <text:p text:style-name="P2">1999</text:p>
          </table:table-cell>
          <table:table-cell table:style-name="Table1.B2" office:value-type="string">
            <text:p text:style-name="P2">Chevy</text:p>
          </table:table-cell>
          <table:table-cell table:style-name="Table1.B2" office:value-type="string">
            <text:p text:style-name="P2">Venture “Extended Edition, Very Large”</text:p>
          </table:table-cell>
          <table:table-cell table:style-name="Table1.B2" office:value-type="string">
            <text:p text:style-name="P2"/>
          </table:table-cell>
          <table:table-cell table:style-name="Table1.E2" office:value-type="string">
            <text:p text:style-name="P2">9000.00</text:p>
          </table:table-cell>
        </table:table-row>
        <table:table-row>
          <table:table-cell table:style-name="Table1.A2" office:value-type="float" office:value="1996">
            <text:p text:style-name="P2">1996</text:p>
          </table:table-cell>
          <table:table-cell table:style-name="Table1.B2" office:value-type="string">
            <text:p text:style-name="P2">Jeep</text:p>
          </table:table-cell>
          <table:table-cell table:style-name="Table1.B2" office:value-type="string">
            <text:p text:style-name="P2">Grand Cherokee</text:p>
          </table:table-cell>
          <table:table-cell table:style-name="Table1.B2" office:value-type="string">
            <text:p text:style-name="P2">MUST SELL!</text:p>
            <text:p text:style-name="P2">air, moon roof, loaded</text:p>
          </table:table-cell>
          <table:table-cell table:style-name="Table1.E2" office:value-type="string">
            <text:p text:style-name="P2">4523.12</text:p>
          </table:table-cell>
        </table:table-row>
      </table:table>
      <text:p text:style-name="Standard"/>
      <text:p text:style-name="Standard">The CSV format is a common simple data file format that displays data in lines of comma separated values. <text:s/>The above table data in CSV format is shown below. <text:s/>It was placed in a file named autos.csv.</text:p>
      <text:p text:style-name="Standard"/>
      <text:p text:style-name="Preformatted_20_Text">Year,Make,Model,Description,Price</text:p>
      <text:p text:style-name="Preformatted_20_Text">1997,Ford,E350,"ac, abs, moon",3034.00</text:p>
      <text:p text:style-name="Preformatted_20_Text">1999,Chevy,"Venture ""Extended Edition""","",1249.00</text:p>
      <text:p text:style-name="Preformatted_20_Text">1999,Chevy,"Venture ""Extended Edition, Very Large""","",9000.00</text:p>
      <text:p text:style-name="Preformatted_20_Text">1996,Jeep,Grand Cherokee,"MUST SELL!</text:p>
      <text:p text:style-name="P3">air, moon roof, loaded",4523.12 <text:s/></text:p>
      <text:p text:style-name="Standard"/>
      <text:p text:style-name="Standard">A second CSV file was created and named bookReviews.csv. <text:s/>The content of this file is shown below:</text:p>
      <text:p text:style-name="Standard"/>
      <text:p text:style-name="P1">REVIEW_DATE,AUTHOR,ISBN,DISCOUNTED_PRICE</text:p>
      <text:p text:style-name="P1">1985/01/21,"Douglas Adams",0345391802,5.95</text:p>
      <text:p text:style-name="P1">1990/01/12,"Douglas Hofstadter",0465026567,9.95</text:p>
      <text:p text:style-name="P1">1998/07/15,"Timothy ""The Parser"" Campbell",0968411304,18.99</text:p>
      <text:p text:style-name="P1">1999/12/03,"Richard Friedman",0060630353,5.95</text:p>
      <text:p text:style-name="P1">2001/09/19,"Karen Armstrong",0345384563,9.95</text:p>
      <text:p text:style-name="P1">2002/06/23,"David Jones",0198504691,9.95</text:p>
      <text:p text:style-name="P1">2002/06/23,"Julian Jaynes",0618057072,12.50</text:p>
      <text:p text:style-name="P1">2003/09/30,"Scott Adams",0740721909,4.95</text:p>
      <text:p text:style-name="P1">2004/10/04,"Benjamin Radcliff",0804818088,4.95</text:p>
      <text:p text:style-name="P1">2004/10/04,"Randel Helms",0879755725,4.50</text:p>
      <text:p text:style-name="Standard"/>
      <text:p text:style-name="Standard">To run the code, put all 4 files (autos.csv, <text:s/>bookReviews.csv, test.pl, and codeSample.pm) into the same directory. <text:s/>chmod 555 test.pl, then execute it. <text:s/>The .csv files are read and two csvFile objects are created - one for each .csv file. <text:s/>A csvLine object is created for each line of the .csv file containing data, and a csvField object is created for each field of data in the .csv file. <text:s/>The data from the objects are loaded into their own tables in the SQLite3 database (creates a new file named test.sqlite).</text:p>
      <text:p text:style-name="Standard"/>
      <text:p text:style-name="Standard">Finally 3 reports are generated and printed to the screen. First is an organized tree display of the entire csvFile OO Perl object from autos.csv showing the csvLine and csvField objects. <text:s/>Second is a report of all data fields from autos.csv organized by line. <text:s/>Last we generate a report from the database after both .csv files have been loaded into it. <text:s/>This report shows all the values from both database tables created from the csv files. The data is organized by original csv line number and labeled with the original field name from the first line of the csv 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7T14:16:37</meta:creation-date>
    <dc:date>2012-07-03T02:33:04</dc:date>
    <meta:editing-duration>PT2H3M39S</meta:editing-duration>
    <meta:editing-cycles>5</meta:editing-cycles>
    <meta:generator>OpenOffice.org/3.3$Unix OpenOffice.org_project/330m20$Build-9567</meta:generator>
    <meta:print-date>2012-07-03T02:25:06</meta:print-date>
    <meta:document-statistic meta:table-count="1" meta:image-count="0" meta:object-count="0" meta:page-count="1" meta:paragraph-count="48" meta:word-count="354" meta:character-count="2582"/>
  </office:meta>
</office:document-meta>
</file>